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ldap_csv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o</text:p>
          </table:table-cell>
          <table:table-cell office:value-type="string">
            <text:p>US_COUNTR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US_PASSWD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 table:number-rows-repeated="6545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6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5:17</meta:creation-date>
    <dc:date>2007-01-23T16:40:40</dc:date>
    <dc:language>fr-FR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1" meta:cell-count="443"/>
  </office:meta>
</office:document-meta>
</file>